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automatic-styles>
    <style:style style:name="P1" style:family="paragraph" style:parent-style-name="Standard">
      <style:text-properties style:font-name="Roboto Light" fo:font-size="11pt" officeooo:rsid="0003d3d8" style:font-size-asian="11pt" style:font-size-complex="11pt"/>
    </style:style>
    <style:style style:name="P2" style:family="paragraph" style:parent-style-name="Standard">
      <style:text-properties style:font-name="Roboto Serif" fo:font-size="12pt" officeooo:rsid="0006c8e6" officeooo:paragraph-rsid="0006c8e6" style:font-size-asian="12pt" style:font-size-complex="12pt"/>
    </style:style>
    <style:style style:name="P3" style:family="paragraph" style:parent-style-name="Standard">
      <style:text-properties style:font-name="Roboto Light" fo:font-size="11pt" officeooo:rsid="0008c2c4" officeooo:paragraph-rsid="0008c2c4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Roboto Light" fo:font-size="11pt" officeooo:rsid="000921dd" officeooo:paragraph-rsid="000921dd" style:font-size-asian="11pt" style:font-size-complex="11pt"/>
    </style:style>
    <style:style style:name="P5" style:family="paragraph" style:parent-style-name="Standard" style:list-style-name="L2">
      <style:paragraph-properties fo:line-height="150%"/>
      <style:text-properties style:font-name="Roboto Light" fo:font-size="11pt" officeooo:rsid="000921dd" officeooo:paragraph-rsid="000921dd" style:font-size-asian="11pt" style:font-size-complex="11pt"/>
    </style:style>
    <style:style style:name="P6" style:family="paragraph" style:parent-style-name="Standard">
      <style:paragraph-properties fo:line-height="150%"/>
      <style:text-properties style:font-name="Roboto Light" fo:font-size="11pt" officeooo:rsid="00093185" officeooo:paragraph-rsid="00093185" style:font-size-asian="11pt" style:font-size-complex="11pt"/>
    </style:style>
    <style:style style:name="P7" style:family="paragraph" style:parent-style-name="Standard" style:list-style-name="L3">
      <style:paragraph-properties fo:line-height="150%"/>
      <style:text-properties style:font-name="Roboto Light" fo:font-size="11pt" officeooo:rsid="000baafc" officeooo:paragraph-rsid="000baafc" style:font-size-asian="11pt" style:font-size-complex="11pt"/>
    </style:style>
    <style:style style:name="T1" style:family="text">
      <style:text-properties officeooo:rsid="0006c8e6"/>
    </style:style>
    <style:style style:name="T2" style:family="text">
      <style:text-properties style:text-position="super 58%" officeooo:rsid="0006c8e6"/>
    </style:style>
    <style:style style:name="T3" style:family="text">
      <style:text-properties style:text-position="0% 100%"/>
    </style:style>
    <style:style style:name="T4" style:family="text">
      <style:text-properties officeooo:rsid="00093185"/>
    </style:style>
    <style:style style:name="T5" style:family="text">
      <style:text-properties officeooo:rsid="000b0a96"/>
    </style:style>
    <style:style style:name="T6" style:family="text">
      <style:text-properties officeooo:rsid="000baa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quiries, Investigation &amp; Immersion</text:span> | <text:span text:style-name="T1">3</text:span><text:span text:style-name="T2">rd</text:span><text:span text:style-name="T1"> </text:span>Quarter</text:p>
      <text:p text:style-name="P2">Research Hypothesis / Assumption</text:p>
      <text:p text:style-name="P3">February 22 2022</text:p>
      <text:p text:style-name="P3"/>
      <text:p text:style-name="P4">Below are the null and alternate <text:span text:style-name="T6">hypothesis </text:span>of this study:</text:p>
      <text:p text:style-name="P4">Null <text:span text:style-name="T6">Hypothesis</text:span><text:span text:style-name="T4">:</text:span></text:p>
      <text:list xml:id="list1880862858" text:style-name="L2">
        <text:list-item>
          <text:p text:style-name="P5"><text:s/><text:span text:style-name="T6">There is no significant change/effect to the productivity and focus of online students.</text:span></text:p>
        </text:list-item>
      </text:list>
      <text:p text:style-name="P6">Alternate <text:span text:style-name="T6">Hypothesis</text:span><text:span text:style-name="T5">:</text:span></text:p>
      <text:list xml:id="list315274174" text:style-name="L3">
        <text:list-item>
          <text:p text:style-name="P7">There is a significant change/effect to the productivity and focus of online student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19:52:20.938000000</meta:creation-date>
    <meta:editing-duration>PT14H18M37S</meta:editing-duration>
    <meta:editing-cycles>3</meta:editing-cycles>
    <meta:generator>LibreOffice/7.3.0.3$Windows_X86_64 LibreOffice_project/0f246aa12d0eee4a0f7adcefbf7c878fc2238db3</meta:generator>
    <dc:title>BAG3</dc:title>
    <dc:date>2022-02-23T11:21:52.335000000</dc:date>
    <meta:document-statistic meta:table-count="0" meta:image-count="0" meta:object-count="0" meta:page-count="1" meta:paragraph-count="8" meta:word-count="56" meta:character-count="371" meta:non-whitespace-character-count="324"/>
    <meta:template xlink:type="simple" xlink:actuate="onRequest" xlink:title="BAG3" xlink:href="../../../../../../../../AppData/Roaming/LibreOffice/4/user/template/BAG3.ott" meta:date="2022-02-22T19:52:20.230000000"/>
  </office:meta>
</office:document-meta>
</file>